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c2b" officeooo:paragraph-rsid="000dac2b"/>
    </style:style>
    <style:style style:name="P2" style:family="paragraph" style:parent-style-name="Standard">
      <style:text-properties officeooo:rsid="0022a40f" officeooo:paragraph-rsid="0022a40f"/>
    </style:style>
    <style:style style:name="P3" style:family="paragraph" style:parent-style-name="Standard">
      <style:text-properties officeooo:paragraph-rsid="0022a40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text-properties fo:color="#000000" style:font-name="Droid Sans Mono" fo:font-size="10.5pt" fo:font-weight="normal" officeooo:rsid="01f8d310" officeooo:paragraph-rsid="021aa801" fo:background-color="#ffffff"/>
    </style:style>
    <style:style style:name="P6" style:family="paragraph" style:parent-style-name="Standard">
      <style:text-properties fo:color="#000000" style:font-name="Droid Sans Mono" fo:font-size="10.5pt" fo:font-weight="normal" officeooo:rsid="00db40ff" officeooo:paragraph-rsid="00db40ff" fo:background-color="#ffffff"/>
    </style:style>
    <style:style style:name="P7" style:family="paragraph" style:parent-style-name="Standard">
      <style:text-properties fo:color="#000000" style:font-name="Droid Sans Mono" fo:font-size="10.5pt" fo:font-weight="normal" officeooo:rsid="013be9bc" officeooo:paragraph-rsid="013be9bc" fo:background-color="#ffffff"/>
    </style:style>
    <style:style style:name="P8" style:family="paragraph" style:parent-style-name="Standard">
      <style:text-properties fo:color="#000000" style:font-name="Droid Sans Mono" fo:font-size="10.5pt" fo:font-weight="normal" officeooo:rsid="013ea799" officeooo:paragraph-rsid="013ea799" fo:background-color="#ffffff"/>
    </style:style>
    <style:style style:name="P9" style:family="paragraph" style:parent-style-name="Standard">
      <style:text-properties fo:color="#000000" style:font-name="Droid Sans Mono" fo:font-size="10.5pt" fo:font-weight="normal" officeooo:rsid="014118d2" officeooo:paragraph-rsid="014118d2" fo:background-color="#ffffff"/>
    </style:style>
    <style:style style:name="P10" style:family="paragraph" style:parent-style-name="Standard">
      <style:text-properties fo:color="#000000" style:font-name="Droid Sans Mono" fo:font-size="10.5pt" fo:font-weight="normal" officeooo:rsid="0144428a" officeooo:paragraph-rsid="0144428a" fo:background-color="#ffffff"/>
    </style:style>
    <style:style style:name="P11" style:family="paragraph" style:parent-style-name="Standard">
      <style:text-properties fo:color="#000000" style:font-name="Droid Sans Mono" fo:font-size="10.5pt" fo:font-weight="normal" officeooo:rsid="0152a4e2" officeooo:paragraph-rsid="0146b0b7" fo:background-color="#ffffff"/>
    </style:style>
    <style:style style:name="P12" style:family="paragraph" style:parent-style-name="Standard">
      <style:text-properties fo:color="#000000" style:font-name="Droid Sans Mono" fo:font-size="10.5pt" fo:font-weight="normal" officeooo:rsid="015816dc" officeooo:paragraph-rsid="015816dc" fo:background-color="#ffffff"/>
    </style:style>
    <style:style style:name="P13" style:family="paragraph" style:parent-style-name="Standard">
      <style:text-properties fo:color="#000000" style:font-name="Droid Sans Mono" fo:font-size="10.5pt" fo:font-weight="normal" officeooo:rsid="0163bc1d" officeooo:paragraph-rsid="0163bc1d" fo:background-color="#ffffff"/>
    </style:style>
    <style:style style:name="P14" style:family="paragraph" style:parent-style-name="Standard">
      <style:text-properties fo:color="#000000" style:font-name="Droid Sans Mono" fo:font-size="10.5pt" fo:font-weight="normal" officeooo:rsid="0168f3a6" officeooo:paragraph-rsid="0168f3a6" fo:background-color="#ffffff"/>
    </style:style>
    <style:style style:name="P15" style:family="paragraph" style:parent-style-name="Standard">
      <style:text-properties fo:color="#000000" style:font-name="Droid Sans Mono" fo:font-size="10.5pt" fo:font-weight="normal" officeooo:rsid="01722631" officeooo:paragraph-rsid="016c2393" fo:background-color="#ffffff"/>
    </style:style>
    <style:style style:name="P16" style:family="paragraph" style:parent-style-name="Standard">
      <style:text-properties fo:color="#000000" style:font-name="Droid Sans Mono" fo:font-size="10.5pt" fo:font-weight="normal" officeooo:rsid="01a50fe1" officeooo:paragraph-rsid="017e8764" fo:background-color="#ffffff"/>
    </style:style>
    <style:style style:name="P17" style:family="paragraph" style:parent-style-name="Standard">
      <style:text-properties fo:color="#000000" style:font-name="Droid Sans Mono" fo:font-size="10.5pt" fo:font-weight="normal" officeooo:rsid="01eec6f9" officeooo:paragraph-rsid="01d566d8" fo:background-color="#ffffff"/>
    </style:style>
    <style:style style:name="P18" style:family="paragraph" style:parent-style-name="Standard">
      <style:text-properties fo:color="#000000" style:font-name="Droid Sans Mono" fo:font-size="10.5pt" fo:font-weight="normal" officeooo:rsid="01fa8690" officeooo:paragraph-rsid="01f8d310" fo:background-color="#ffffff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text-properties officeooo:paragraph-rsid="0025d1c6"/>
    </style:style>
    <style:style style:name="P21" style:family="paragraph" style:parent-style-name="Standard">
      <style:text-properties officeooo:rsid="00a0c701" officeooo:paragraph-rsid="00a0c701"/>
    </style:style>
    <style:style style:name="P22" style:family="paragraph" style:parent-style-name="Standard">
      <style:text-properties officeooo:paragraph-rsid="00a0c701"/>
    </style:style>
    <style:style style:name="P23" style:family="paragraph" style:parent-style-name="Standard">
      <style:text-properties officeooo:rsid="00d971c3" officeooo:paragraph-rsid="00d971c3"/>
    </style:style>
    <style:style style:name="P24" style:family="paragraph" style:parent-style-name="Standard">
      <style:text-properties officeooo:rsid="00d971c3" officeooo:paragraph-rsid="00db40ff"/>
    </style:style>
    <style:style style:name="P25" style:family="paragraph" style:parent-style-name="Standard">
      <style:text-properties officeooo:rsid="00f589f1" officeooo:paragraph-rsid="00f589f1"/>
    </style:style>
    <style:style style:name="P26" style:family="paragraph" style:parent-style-name="Standard">
      <style:text-properties officeooo:rsid="0107eded" officeooo:paragraph-rsid="0107eded"/>
    </style:style>
    <style:style style:name="P27" style:family="paragraph" style:parent-style-name="Standard">
      <style:text-properties officeooo:rsid="010ca054" officeooo:paragraph-rsid="010ca054"/>
    </style:style>
    <style:style style:name="P28" style:family="paragraph" style:parent-style-name="Standard">
      <style:text-properties officeooo:rsid="011a2ccd" officeooo:paragraph-rsid="011a2ccd"/>
    </style:style>
    <style:style style:name="P29" style:family="paragraph" style:parent-style-name="Standard">
      <style:text-properties officeooo:rsid="012a78a4" officeooo:paragraph-rsid="012a78a4"/>
    </style:style>
    <style:style style:name="P30" style:family="paragraph" style:parent-style-name="Standard">
      <style:text-properties officeooo:rsid="013284c2" officeooo:paragraph-rsid="013284c2"/>
    </style:style>
    <style:style style:name="P31" style:family="paragraph" style:parent-style-name="Standard">
      <style:text-properties officeooo:rsid="0146b0b7" officeooo:paragraph-rsid="0146b0b7"/>
    </style:style>
    <style:style style:name="P32" style:family="paragraph" style:parent-style-name="Standard">
      <style:text-properties officeooo:rsid="015816dc" officeooo:paragraph-rsid="015816dc"/>
    </style:style>
    <style:style style:name="P33" style:family="paragraph" style:parent-style-name="Standard">
      <style:text-properties officeooo:rsid="0160555e" officeooo:paragraph-rsid="0160555e"/>
    </style:style>
    <style:style style:name="P34" style:family="paragraph" style:parent-style-name="Standard">
      <style:text-properties officeooo:rsid="016c2393" officeooo:paragraph-rsid="016c2393"/>
    </style:style>
    <style:style style:name="P35" style:family="paragraph" style:parent-style-name="Standard">
      <style:text-properties officeooo:rsid="0179fe62" officeooo:paragraph-rsid="0179fe62"/>
    </style:style>
    <style:style style:name="P36" style:family="paragraph" style:parent-style-name="Standard">
      <style:text-properties officeooo:rsid="017e8764" officeooo:paragraph-rsid="017e8764"/>
    </style:style>
    <style:style style:name="P37" style:family="paragraph" style:parent-style-name="Standard">
      <style:text-properties officeooo:rsid="01b13d50" officeooo:paragraph-rsid="01b13d50"/>
    </style:style>
    <style:style style:name="P38" style:family="paragraph" style:parent-style-name="Standard">
      <style:text-properties officeooo:rsid="01b4870c" officeooo:paragraph-rsid="01b4870c"/>
    </style:style>
    <style:style style:name="P39" style:family="paragraph" style:parent-style-name="Standard">
      <style:text-properties officeooo:rsid="01cbebd3" officeooo:paragraph-rsid="01cbebd3"/>
    </style:style>
    <style:style style:name="P40" style:family="paragraph" style:parent-style-name="Standard">
      <style:text-properties officeooo:rsid="01d36287" officeooo:paragraph-rsid="01d36287"/>
    </style:style>
    <style:style style:name="P41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42" style:family="paragraph" style:parent-style-name="Standard">
      <style:text-properties officeooo:paragraph-rsid="01d566d8"/>
    </style:style>
    <style:style style:name="P43" style:family="paragraph" style:parent-style-name="Standard">
      <style:text-properties officeooo:rsid="01f8d310" officeooo:paragraph-rsid="01f8d310"/>
    </style:style>
    <style:style style:name="P44" style:family="paragraph" style:parent-style-name="Standard">
      <style:text-properties officeooo:rsid="024d20d3" officeooo:paragraph-rsid="024d20d3"/>
    </style:style>
    <style:style style:name="P45" style:family="paragraph" style:parent-style-name="Standard">
      <style:text-properties officeooo:rsid="0262c5bc" officeooo:paragraph-rsid="0262c5bc"/>
    </style:style>
    <style:style style:name="P46" style:family="paragraph" style:parent-style-name="Standard">
      <style:text-properties officeooo:paragraph-rsid="02717c2c"/>
    </style:style>
    <style:style style:name="P47" style:family="paragraph" style:parent-style-name="Standard">
      <style:text-properties officeooo:paragraph-rsid="0287cfa1"/>
    </style:style>
    <style:style style:name="P48" style:family="paragraph" style:parent-style-name="Standard">
      <style:text-properties fo:color="#267f99" style:font-name="Droid Sans Mono" fo:font-size="10.5pt" fo:font-weight="normal" officeooo:paragraph-rsid="0025d1c6" fo:background-color="#ffffff"/>
    </style:style>
    <style:style style:name="P49" style:family="paragraph" style:parent-style-name="Standard">
      <style:text-properties fo:color="#267f99" style:font-name="Droid Sans Mono" fo:font-size="10.5pt" fo:font-weight="normal" officeooo:rsid="00d5c8c9" officeooo:paragraph-rsid="00a0c701" fo:background-color="#ffffff"/>
    </style:style>
    <style:style style:name="P50" style:family="paragraph" style:parent-style-name="Standard">
      <style:text-properties fo:color="#267f99" style:font-name="Droid Sans Mono" fo:font-size="10.5pt" fo:font-weight="normal" officeooo:rsid="000dac2b" officeooo:paragraph-rsid="00a0c701" fo:background-color="#ffffff"/>
    </style:style>
    <style:style style:name="P51" style:family="paragraph" style:parent-style-name="Standard">
      <style:text-properties fo:color="#267f99" style:font-name="Droid Sans Mono" fo:font-size="10.5pt" fo:font-weight="normal" officeooo:paragraph-rsid="02b277f9" fo:background-color="#ffffff"/>
    </style:style>
    <style:style style:name="P52" style:family="paragraph" style:parent-style-name="Standard">
      <style:text-properties fo:color="#267f99" style:font-name="Droid Sans Mono" fo:font-size="10.5pt" fo:font-weight="normal" officeooo:paragraph-rsid="02ba3535" fo:background-color="#ffffff"/>
    </style:style>
    <style:style style:name="P53" style:family="paragraph" style:parent-style-name="Standard">
      <style:text-properties fo:color="#267f99" style:font-name="Droid Sans Mono" fo:font-size="10.5pt" fo:font-weight="normal" officeooo:paragraph-rsid="02f1dbc2" fo:background-color="#ffffff"/>
    </style:style>
    <style:style style:name="P54" style:family="paragraph" style:parent-style-name="Standard">
      <style:text-properties fo:color="#267f99" style:font-name="Droid Sans Mono" fo:font-size="10.5pt" fo:font-weight="normal" officeooo:rsid="02f7bb82" officeooo:paragraph-rsid="02f7bb82" fo:background-color="#ffffff"/>
    </style:style>
    <style:style style:name="P55" style:family="paragraph" style:parent-style-name="Standard">
      <style:text-properties fo:color="#795e26" style:font-name="Droid Sans Mono" fo:font-size="10.5pt" fo:font-weight="normal" officeooo:rsid="0242ff93" officeooo:paragraph-rsid="0242ff93" fo:background-color="#ffffff"/>
    </style:style>
    <style:style style:name="P56" style:family="paragraph" style:parent-style-name="Standard">
      <style:text-properties fo:color="#795e26" style:font-name="Droid Sans Mono" fo:font-size="10.5pt" fo:font-weight="normal" officeooo:rsid="0247f920" officeooo:paragraph-rsid="0247f920" fo:background-color="#ffffff"/>
    </style:style>
    <style:style style:name="P57" style:family="paragraph" style:parent-style-name="Standard">
      <style:text-properties fo:color="#795e26" style:font-name="Droid Sans Mono" fo:font-size="10.5pt" fo:font-weight="normal" officeooo:rsid="02816aec" officeooo:paragraph-rsid="02717c2c" fo:background-color="#ffffff"/>
    </style:style>
    <style:style style:name="P58" style:family="paragraph" style:parent-style-name="Standard">
      <style:text-properties fo:color="#795e26" style:font-name="Droid Sans Mono" fo:font-size="10.5pt" fo:font-weight="normal" officeooo:paragraph-rsid="0287cfa1" fo:background-color="#ffffff"/>
    </style:style>
    <style:style style:name="P59" style:family="paragraph" style:parent-style-name="Standard">
      <style:text-properties officeooo:rsid="032961bb" officeooo:paragraph-rsid="032961bb"/>
    </style:style>
    <style:style style:name="P60" style:family="paragraph" style:parent-style-name="Standard">
      <style:text-properties officeooo:rsid="032961bb" officeooo:paragraph-rsid="0378e065"/>
    </style:style>
    <style:style style:name="P61" style:family="paragraph" style:parent-style-name="Standard">
      <style:text-properties officeooo:paragraph-rsid="032cb783"/>
    </style:style>
    <style:style style:name="P62" style:family="paragraph" style:parent-style-name="Standard">
      <style:text-properties officeooo:rsid="0333f322" officeooo:paragraph-rsid="0333f322"/>
    </style:style>
    <style:style style:name="P63" style:family="paragraph" style:parent-style-name="Standard">
      <style:text-properties officeooo:paragraph-rsid="0338bfa6"/>
    </style:style>
    <style:style style:name="P64" style:family="paragraph" style:parent-style-name="Standard">
      <style:text-properties officeooo:rsid="03496160" officeooo:paragraph-rsid="03496160"/>
    </style:style>
    <style:style style:name="P65" style:family="paragraph" style:parent-style-name="Standard">
      <style:text-properties officeooo:rsid="034ecea9" officeooo:paragraph-rsid="034ecea9"/>
    </style:style>
    <style:style style:name="P66" style:family="paragraph" style:parent-style-name="Standard">
      <style:text-properties officeooo:rsid="0358f30a" officeooo:paragraph-rsid="036af7f8"/>
    </style:style>
    <style:style style:name="P67" style:family="paragraph" style:parent-style-name="Standard" style:list-style-name="L1">
      <style:text-properties officeooo:rsid="000dac2b" officeooo:paragraph-rsid="000dac2b"/>
    </style:style>
    <style:style style:name="P68" style:family="paragraph" style:parent-style-name="Standard">
      <style:text-properties fo:color="#795e26" style:font-name="Droid Sans Mono" fo:font-size="10.5pt" fo:font-weight="normal" officeooo:paragraph-rsid="02ba3535" fo:background-color="#ffffff"/>
    </style:style>
    <style:style style:name="P69" style:family="paragraph" style:parent-style-name="Standard">
      <style:text-properties fo:color="#000000" style:font-name="Droid Sans Mono" fo:font-size="10.5pt" fo:font-weight="normal" officeooo:rsid="02fb8ef5" officeooo:paragraph-rsid="02fb8ef5" fo:background-color="#ffffff"/>
    </style:style>
    <style:style style:name="P70" style:family="paragraph" style:parent-style-name="Standard">
      <style:text-properties fo:color="#000000" style:font-name="Droid Sans Mono" fo:font-size="10.5pt" fo:font-weight="normal" officeooo:rsid="02ffa7c1" officeooo:paragraph-rsid="02ffa7c1" fo:background-color="#ffffff"/>
    </style:style>
    <style:style style:name="P71" style:family="paragraph" style:parent-style-name="Standard">
      <style:text-properties fo:color="#000000" style:font-name="Droid Sans Mono" fo:font-size="10.5pt" fo:font-weight="normal" officeooo:rsid="03037943" officeooo:paragraph-rsid="03037943" fo:background-color="#ffffff"/>
    </style:style>
    <style:style style:name="P72" style:family="paragraph" style:parent-style-name="Standard">
      <style:text-properties fo:color="#000000" style:font-name="Droid Sans Mono" fo:font-size="10.5pt" fo:font-weight="normal" officeooo:rsid="0308e4dd" officeooo:paragraph-rsid="0308e4dd" fo:background-color="#ffffff"/>
    </style:style>
    <style:style style:name="P73" style:family="paragraph" style:parent-style-name="Standard">
      <style:text-properties officeooo:rsid="0025d1c6" officeooo:paragraph-rsid="0025d1c6"/>
    </style:style>
    <style:style style:name="P74" style:family="paragraph" style:parent-style-name="Standard">
      <style:text-properties fo:color="#267f99" style:font-name="Droid Sans Mono" fo:font-size="10.5pt" fo:font-weight="normal" officeooo:rsid="034b796f" officeooo:paragraph-rsid="034b796f" fo:background-color="#ffffff"/>
    </style:style>
    <style:style style:name="P75" style:family="paragraph" style:parent-style-name="Standard">
      <style:text-properties fo:color="#267f99" style:font-name="Droid Sans Mono" fo:font-size="10.5pt" fo:font-weight="normal" officeooo:rsid="035cffdb" officeooo:paragraph-rsid="035cffdb" fo:background-color="#ffffff"/>
    </style:style>
    <style:style style:name="P76" style:family="paragraph" style:parent-style-name="Standard">
      <style:text-properties fo:color="#267f99" style:font-name="Droid Sans Mono" fo:font-size="10.5pt" fo:font-weight="normal" officeooo:rsid="03923b5b" officeooo:paragraph-rsid="03923b5b" fo:background-color="#ffffff"/>
    </style:style>
    <style:style style:name="P77" style:family="paragraph" style:parent-style-name="Standard">
      <style:text-properties fo:color="#267f99" style:font-name="Droid Sans Mono" fo:font-size="10.5pt" fo:font-weight="normal" officeooo:rsid="03a40929" officeooo:paragraph-rsid="03a40929" fo:background-color="#ffffff"/>
    </style:style>
    <style:style style:name="P78" style:family="paragraph" style:parent-style-name="Standard">
      <style:text-properties fo:color="#267f99" style:font-name="Droid Sans Mono" fo:font-size="10.5pt" fo:font-weight="normal" officeooo:rsid="03a7c784" officeooo:paragraph-rsid="03a7c784" fo:background-color="#ffffff"/>
    </style:style>
    <style:style style:name="P79" style:family="paragraph" style:parent-style-name="Standard">
      <style:text-properties fo:color="#267f99" style:font-name="Droid Sans Mono" fo:font-size="10.5pt" fo:font-weight="normal" officeooo:rsid="03b0c72d" officeooo:paragraph-rsid="03b0c72d" fo:background-color="#ffffff"/>
    </style:style>
    <style:style style:name="P80" style:family="paragraph" style:parent-style-name="Standard">
      <style:text-properties fo:color="#267f99" style:font-name="Droid Sans Mono" fo:font-size="10.5pt" fo:font-weight="normal" officeooo:paragraph-rsid="03f438af" fo:background-color="#ffffff"/>
    </style:style>
    <style:style style:name="P81" style:family="paragraph" style:parent-style-name="Standard">
      <style:text-properties fo:color="#267f99" style:font-name="Droid Sans Mono" fo:font-size="10.5pt" fo:font-weight="normal" officeooo:paragraph-rsid="04510d21" fo:background-color="#ffffff"/>
    </style:style>
    <style:style style:name="P82" style:family="paragraph" style:parent-style-name="Standard">
      <style:text-properties fo:color="#267f99" style:font-name="Droid Sans Mono" fo:font-size="10.5pt" fo:font-weight="normal" officeooo:paragraph-rsid="045517c0" fo:background-color="#ffffff"/>
    </style:style>
    <style:style style:name="P83" style:family="paragraph" style:parent-style-name="Standard">
      <style:text-properties fo:color="#267f99" style:font-name="Droid Sans Mono" fo:font-size="10.5pt" fo:font-weight="normal" officeooo:rsid="05131ff5" officeooo:paragraph-rsid="05131ff5" fo:background-color="#ffffff"/>
    </style:style>
    <style:style style:name="P84" style:family="paragraph" style:parent-style-name="Standard">
      <style:text-properties fo:color="#267f99" style:font-name="Droid Sans Mono" fo:font-size="10.5pt" fo:font-weight="normal" officeooo:paragraph-rsid="0517539e" fo:background-color="#ffffff"/>
    </style:style>
    <style:style style:name="P85" style:family="paragraph" style:parent-style-name="Standard">
      <style:text-properties fo:color="#267f99" style:font-name="Droid Sans Mono" fo:font-size="10.5pt" fo:font-weight="normal" officeooo:rsid="05362618" officeooo:paragraph-rsid="05362618" fo:background-color="#ffffff"/>
    </style:style>
    <style:style style:name="P86" style:family="paragraph" style:parent-style-name="Standard">
      <style:text-properties fo:color="#267f99" style:font-name="Droid Sans Mono" fo:font-size="10.5pt" fo:font-weight="normal" officeooo:paragraph-rsid="05396a0e" fo:background-color="#ffffff"/>
    </style:style>
    <style:style style:name="P87" style:family="paragraph" style:parent-style-name="Standard">
      <style:text-properties fo:color="#267f99" style:font-name="Droid Sans Mono" fo:font-size="10.5pt" fo:font-weight="normal" officeooo:rsid="056841e8" officeooo:paragraph-rsid="056841e8" fo:background-color="#ffffff"/>
    </style:style>
    <style:style style:name="P88" style:family="paragraph" style:parent-style-name="Standard">
      <style:text-properties fo:color="#267f99" style:font-name="Droid Sans Mono" fo:font-size="10.5pt" fo:font-weight="normal" officeooo:rsid="058736ab" officeooo:paragraph-rsid="058736ab" fo:background-color="#ffffff"/>
    </style:style>
    <style:style style:name="P89" style:family="paragraph" style:parent-style-name="Standard">
      <style:text-properties fo:color="#267f99" style:font-name="Droid Sans Mono" fo:font-size="10.5pt" fo:font-weight="normal" officeooo:rsid="0593cb50" officeooo:paragraph-rsid="0593cb50" fo:background-color="#ffffff"/>
    </style:style>
    <style:style style:name="P90" style:family="paragraph" style:parent-style-name="Standard">
      <style:text-properties fo:color="#267f99" style:font-name="Droid Sans Mono" fo:font-size="10.5pt" fo:font-weight="normal" officeooo:rsid="059958b8" officeooo:paragraph-rsid="059958b8" fo:background-color="#ffffff"/>
    </style:style>
    <style:style style:name="P91" style:family="paragraph" style:parent-style-name="Standard">
      <style:text-properties fo:color="#267f99" style:font-name="Droid Sans Mono" fo:font-size="10.5pt" fo:font-weight="normal" officeooo:paragraph-rsid="05ac4cc6" fo:background-color="#ffffff"/>
    </style:style>
    <style:style style:name="P92" style:family="paragraph" style:parent-style-name="Standard">
      <style:text-properties fo:color="#267f99" style:font-name="Droid Sans Mono" fo:font-size="10.5pt" fo:font-weight="normal" officeooo:rsid="05c01dfc" officeooo:paragraph-rsid="05c01dfc" fo:background-color="#ffffff"/>
    </style:style>
    <style:style style:name="P93" style:family="paragraph" style:parent-style-name="Standard">
      <style:text-properties fo:color="#267f99" style:font-name="Droid Sans Mono" fo:font-size="10.5pt" fo:font-weight="normal" officeooo:rsid="05daeb94" officeooo:paragraph-rsid="05daeb94" fo:background-color="#ffffff"/>
    </style:style>
    <style:style style:name="P94" style:family="paragraph" style:parent-style-name="Standard">
      <style:text-properties fo:color="#267f99" style:font-name="Droid Sans Mono" fo:font-size="10.5pt" fo:font-weight="normal" officeooo:paragraph-rsid="05daeb94" fo:background-color="#ffffff"/>
    </style:style>
    <style:style style:name="P95" style:family="paragraph" style:parent-style-name="Standard">
      <style:text-properties fo:color="#267f99" style:font-name="Droid Sans Mono" fo:font-size="10.5pt" fo:font-weight="normal" officeooo:paragraph-rsid="05ffee25" fo:background-color="#ffffff"/>
    </style:style>
    <style:style style:name="P96" style:family="paragraph" style:parent-style-name="Standard">
      <style:text-properties fo:color="#267f99" style:font-name="Droid Sans Mono" fo:font-size="10.5pt" fo:font-weight="normal" officeooo:rsid="0629a3cd" officeooo:paragraph-rsid="0629a3cd" fo:background-color="#ffffff"/>
    </style:style>
    <style:style style:name="P97" style:family="paragraph" style:parent-style-name="Standard">
      <style:text-properties fo:color="#267f99" style:font-name="Droid Sans Mono" fo:font-size="10.5pt" fo:font-weight="normal" officeooo:rsid="062e2f00" officeooo:paragraph-rsid="062e2f00" fo:background-color="#ffffff"/>
    </style:style>
    <style:style style:name="P98" style:family="paragraph" style:parent-style-name="Standard">
      <style:text-properties fo:color="#267f99" style:font-name="Droid Sans Mono" fo:font-size="10.5pt" fo:font-weight="normal" officeooo:rsid="062f5762" officeooo:paragraph-rsid="062f5762" fo:background-color="#ffffff"/>
    </style:style>
    <style:style style:name="P99" style:family="paragraph" style:parent-style-name="Standard">
      <style:text-properties fo:color="#267f99" style:font-name="Droid Sans Mono" fo:font-size="10.5pt" fo:font-weight="normal" officeooo:rsid="062ff61e" officeooo:paragraph-rsid="062ff61e" fo:background-color="#ffffff"/>
    </style:style>
    <style:style style:name="P100" style:family="paragraph" style:parent-style-name="Standard">
      <style:text-properties fo:color="#267f99" style:font-name="Droid Sans Mono" fo:font-size="10.5pt" fo:font-weight="normal" officeooo:rsid="064092c9" officeooo:paragraph-rsid="064092c9" fo:background-color="#ffffff"/>
    </style:style>
    <style:style style:name="P101" style:family="paragraph" style:parent-style-name="Standard">
      <style:text-properties fo:color="#267f99" style:font-name="Droid Sans Mono" fo:font-size="10.5pt" fo:font-weight="normal" officeooo:paragraph-rsid="064431a1" fo:background-color="#ffffff"/>
    </style:style>
    <style:style style:name="P102" style:family="paragraph" style:parent-style-name="Standard">
      <style:text-properties fo:color="#267f99" style:font-name="Droid Sans Mono" fo:font-size="10.5pt" fo:font-weight="normal" officeooo:paragraph-rsid="0646899d" fo:background-color="#ffffff"/>
    </style:style>
    <style:style style:name="T1" style:family="text">
      <style:text-properties officeooo:rsid="0022a40f"/>
    </style:style>
    <style:style style:name="T2" style:family="text">
      <style:text-properties officeooo:rsid="0025d1c6"/>
    </style:style>
    <style:style style:name="T3" style:family="text">
      <style:text-properties fo:color="#267f99"/>
    </style:style>
    <style:style style:name="T4" style:family="text">
      <style:text-properties fo:color="#267f99" style:font-name="Droid Sans Mono" fo:font-size="10.5pt" fo:font-weight="normal" fo:background-color="#ffffff" loext:char-shading-value="0"/>
    </style:style>
    <style:style style:name="T5" style:family="text">
      <style:text-properties fo:color="#267f99" style:font-name="Droid Sans Mono" fo:font-size="10.5pt" fo:font-weight="normal" officeooo:rsid="000dac2b" fo:background-color="#ffffff" loext:char-shading-value="0"/>
    </style:style>
    <style:style style:name="T6" style:family="text">
      <style:text-properties fo:color="#267f99" style:font-name="Droid Sans Mono" fo:font-size="10.5pt" fo:font-weight="normal" officeooo:rsid="00b4b3b1" fo:background-color="#ffffff" loext:char-shading-value="0"/>
    </style:style>
    <style:style style:name="T7" style:family="text">
      <style:text-properties fo:color="#267f99" style:font-name="Droid Sans Mono" fo:font-size="10.5pt" fo:font-weight="normal" officeooo:rsid="00b93b60" fo:background-color="#ffffff" loext:char-shading-value="0"/>
    </style:style>
    <style:style style:name="T8" style:family="text">
      <style:text-properties fo:color="#267f99" style:font-name="Droid Sans Mono" fo:font-size="10.5pt" fo:font-weight="normal" officeooo:rsid="00bbb51f" fo:background-color="#ffffff" loext:char-shading-value="0"/>
    </style:style>
    <style:style style:name="T9" style:family="text">
      <style:text-properties fo:color="#267f99" style:font-name="Droid Sans Mono" fo:font-size="10.5pt" fo:font-weight="normal" officeooo:rsid="00bf8d72" fo:background-color="#ffffff" loext:char-shading-value="0"/>
    </style:style>
    <style:style style:name="T10" style:family="text">
      <style:text-properties fo:color="#267f99" style:font-name="Droid Sans Mono" fo:font-size="10.5pt" fo:font-weight="normal" officeooo:rsid="00c25166" fo:background-color="#ffffff" loext:char-shading-value="0"/>
    </style:style>
    <style:style style:name="T11" style:family="text">
      <style:text-properties fo:color="#267f99" style:font-name="Droid Sans Mono" fo:font-size="10.5pt" fo:font-weight="normal" officeooo:rsid="00c5c091" fo:background-color="#ffffff" loext:char-shading-value="0"/>
    </style:style>
    <style:style style:name="T12" style:family="text">
      <style:text-properties fo:color="#267f99" style:font-name="Droid Sans Mono" fo:font-size="10.5pt" fo:font-weight="normal" officeooo:rsid="00d5c8c9" fo:background-color="#ffffff" loext:char-shading-value="0"/>
    </style:style>
    <style:style style:name="T13" style:family="text">
      <style:text-properties fo:color="#267f99" style:font-name="Droid Sans Mono" fo:font-size="10.5pt" fo:font-weight="normal" officeooo:rsid="00e812da" fo:background-color="#ffffff" loext:char-shading-value="0"/>
    </style:style>
    <style:style style:name="T14" style:family="text">
      <style:text-properties fo:color="#267f99" style:font-name="Droid Sans Mono" fo:font-size="10.5pt" fo:font-weight="normal" officeooo:rsid="00eb462e" fo:background-color="#ffffff" loext:char-shading-value="0"/>
    </style:style>
    <style:style style:name="T15" style:family="text">
      <style:text-properties fo:color="#267f99" style:font-name="Droid Sans Mono" fo:font-size="10.5pt" fo:font-weight="normal" officeooo:rsid="00ede124" fo:background-color="#ffffff" loext:char-shading-value="0"/>
    </style:style>
    <style:style style:name="T16" style:family="text">
      <style:text-properties fo:color="#267f99" style:font-name="Droid Sans Mono" fo:font-size="10.5pt" fo:font-weight="normal" officeooo:rsid="00f039ec" fo:background-color="#ffffff" loext:char-shading-value="0"/>
    </style:style>
    <style:style style:name="T17" style:family="text">
      <style:text-properties fo:color="#267f99" style:font-name="Droid Sans Mono" fo:font-size="10.5pt" fo:font-weight="normal" officeooo:rsid="033c3f41" fo:background-color="#ffffff" loext:char-shading-value="0"/>
    </style:style>
    <style:style style:name="T18" style:family="text">
      <style:text-properties fo:color="#267f99" style:font-name="Droid Sans Mono" fo:font-size="10.5pt" fo:font-weight="normal" officeooo:rsid="033eea60" fo:background-color="#ffffff" loext:char-shading-value="0"/>
    </style:style>
    <style:style style:name="T19" style:family="text">
      <style:text-properties fo:color="#267f99" style:font-name="Droid Sans Mono" fo:font-size="10.5pt" fo:font-weight="normal" officeooo:rsid="034234b9" fo:background-color="#ffffff" loext:char-shading-value="0"/>
    </style:style>
    <style:style style:name="T20" style:family="text">
      <style:text-properties fo:color="#267f99" style:font-name="Droid Sans Mono" fo:font-size="10.5pt" fo:font-weight="normal" officeooo:rsid="0353797c" fo:background-color="#ffffff" loext:char-shading-value="0"/>
    </style:style>
    <style:style style:name="T21" style:family="text">
      <style:text-properties fo:color="#267f99" style:font-name="Droid Sans Mono" fo:font-size="10.5pt" fo:font-weight="normal" officeooo:rsid="0355b42c" fo:background-color="#ffffff" loext:char-shading-value="0"/>
    </style:style>
    <style:style style:name="T22" style:family="text">
      <style:text-properties fo:color="#267f99" style:font-name="Droid Sans Mono" fo:font-size="10.5pt" fo:font-weight="normal" officeooo:rsid="035cffdb" fo:background-color="#ffffff" loext:char-shading-value="0"/>
    </style:style>
    <style:style style:name="T23" style:family="text">
      <style:text-properties fo:color="#267f99" style:font-name="Droid Sans Mono" fo:font-size="10.5pt" fo:font-weight="normal" officeooo:rsid="032cb783" fo:background-color="#ffffff" loext:char-shading-value="0"/>
    </style:style>
    <style:style style:name="T24" style:family="text">
      <style:text-properties fo:color="#267f99" style:font-name="Droid Sans Mono" fo:font-size="10.5pt" fo:font-weight="normal" officeooo:rsid="0378e065" fo:background-color="#ffffff" loext:char-shading-value="0"/>
    </style:style>
    <style:style style:name="T25" style:family="text">
      <style:text-properties fo:color="#000000"/>
    </style:style>
    <style:style style:name="T26" style:family="text">
      <style:text-properties fo:color="#000000" style:font-name="Droid Sans Mono" fo:font-size="10.5pt" fo:font-weight="normal" fo:background-color="#ffffff" loext:char-shading-value="0"/>
    </style:style>
    <style:style style:name="T27" style:family="text">
      <style:text-properties fo:color="#000000" style:font-name="Droid Sans Mono" fo:font-size="10.5pt" fo:font-weight="normal" officeooo:rsid="00db40ff" fo:background-color="#ffffff" loext:char-shading-value="0"/>
    </style:style>
    <style:style style:name="T28" style:family="text">
      <style:text-properties fo:color="#000000" style:font-name="Droid Sans Mono" fo:font-size="10.5pt" fo:font-weight="normal" officeooo:rsid="010e4cde" fo:background-color="#ffffff" loext:char-shading-value="0"/>
    </style:style>
    <style:style style:name="T29" style:family="text">
      <style:text-properties fo:color="#000000" style:font-name="Droid Sans Mono" fo:font-size="10.5pt" fo:font-weight="normal" officeooo:rsid="0115bae1" fo:background-color="#ffffff" loext:char-shading-value="0"/>
    </style:style>
    <style:style style:name="T30" style:family="text">
      <style:text-properties fo:color="#000000" style:font-name="Droid Sans Mono" fo:font-size="10.5pt" fo:font-weight="normal" officeooo:rsid="011d7f62" fo:background-color="#ffffff" loext:char-shading-value="0"/>
    </style:style>
    <style:style style:name="T31" style:family="text">
      <style:text-properties fo:color="#000000" style:font-name="Droid Sans Mono" fo:font-size="10.5pt" fo:font-weight="normal" officeooo:rsid="0122dd32" fo:background-color="#ffffff" loext:char-shading-value="0"/>
    </style:style>
    <style:style style:name="T32" style:family="text">
      <style:text-properties fo:color="#000000" style:font-name="Droid Sans Mono" fo:font-size="10.5pt" fo:font-weight="normal" officeooo:rsid="0127c7d0" fo:background-color="#ffffff" loext:char-shading-value="0"/>
    </style:style>
    <style:style style:name="T33" style:family="text">
      <style:text-properties fo:color="#000000" style:font-name="Droid Sans Mono" fo:font-size="10.5pt" fo:font-weight="normal" officeooo:rsid="0130e670" fo:background-color="#ffffff" loext:char-shading-value="0"/>
    </style:style>
    <style:style style:name="T34" style:family="text">
      <style:text-properties fo:color="#000000" style:font-name="Droid Sans Mono" fo:font-size="10.5pt" fo:font-weight="normal" officeooo:rsid="0149bd30" fo:background-color="#ffffff" loext:char-shading-value="0"/>
    </style:style>
    <style:style style:name="T35" style:family="text">
      <style:text-properties fo:color="#000000" style:font-name="Droid Sans Mono" fo:font-size="10.5pt" fo:font-weight="normal" officeooo:rsid="014ea6fa" fo:background-color="#ffffff" loext:char-shading-value="0"/>
    </style:style>
    <style:style style:name="T36" style:family="text">
      <style:text-properties fo:color="#000000" style:font-name="Droid Sans Mono" fo:font-size="10.5pt" fo:font-weight="normal" officeooo:rsid="0152a4e2" fo:background-color="#ffffff" loext:char-shading-value="0"/>
    </style:style>
    <style:style style:name="T37" style:family="text">
      <style:text-properties fo:color="#000000" style:font-name="Droid Sans Mono" fo:font-size="10.5pt" fo:font-weight="normal" officeooo:rsid="01722631" fo:background-color="#ffffff" loext:char-shading-value="0"/>
    </style:style>
    <style:style style:name="T38" style:family="text">
      <style:text-properties fo:color="#000000" style:font-name="Droid Sans Mono" fo:font-size="10.5pt" fo:font-weight="normal" officeooo:rsid="0181d348" fo:background-color="#ffffff" loext:char-shading-value="0"/>
    </style:style>
    <style:style style:name="T39" style:family="text">
      <style:text-properties fo:color="#000000" style:font-name="Droid Sans Mono" fo:font-size="10.5pt" fo:font-weight="normal" officeooo:rsid="01859506" fo:background-color="#ffffff" loext:char-shading-value="0"/>
    </style:style>
    <style:style style:name="T40" style:family="text">
      <style:text-properties fo:color="#000000" style:font-name="Droid Sans Mono" fo:font-size="10.5pt" fo:font-weight="normal" officeooo:rsid="0188c248" fo:background-color="#ffffff" loext:char-shading-value="0"/>
    </style:style>
    <style:style style:name="T41" style:family="text">
      <style:text-properties fo:color="#000000" style:font-name="Droid Sans Mono" fo:font-size="10.5pt" fo:font-weight="normal" officeooo:rsid="018b5ac8" fo:background-color="#ffffff" loext:char-shading-value="0"/>
    </style:style>
    <style:style style:name="T42" style:family="text">
      <style:text-properties fo:color="#000000" style:font-name="Droid Sans Mono" fo:font-size="10.5pt" fo:font-weight="normal" officeooo:rsid="0192b055" fo:background-color="#ffffff" loext:char-shading-value="0"/>
    </style:style>
    <style:style style:name="T43" style:family="text">
      <style:text-properties fo:color="#000000" style:font-name="Droid Sans Mono" fo:font-size="10.5pt" fo:font-weight="normal" officeooo:rsid="01966d1f" fo:background-color="#ffffff" loext:char-shading-value="0"/>
    </style:style>
    <style:style style:name="T44" style:family="text">
      <style:text-properties fo:color="#000000" style:font-name="Droid Sans Mono" fo:font-size="10.5pt" fo:font-weight="normal" officeooo:rsid="01997c8a" fo:background-color="#ffffff" loext:char-shading-value="0"/>
    </style:style>
    <style:style style:name="T45" style:family="text">
      <style:text-properties fo:color="#000000" style:font-name="Droid Sans Mono" fo:font-size="10.5pt" fo:font-weight="normal" officeooo:rsid="019ce55f" fo:background-color="#ffffff" loext:char-shading-value="0"/>
    </style:style>
    <style:style style:name="T46" style:family="text">
      <style:text-properties fo:color="#000000" style:font-name="Droid Sans Mono" fo:font-size="10.5pt" fo:font-weight="normal" officeooo:rsid="019f78af" fo:background-color="#ffffff" loext:char-shading-value="0"/>
    </style:style>
    <style:style style:name="T47" style:family="text">
      <style:text-properties fo:color="#000000" style:font-name="Droid Sans Mono" fo:font-size="10.5pt" fo:font-weight="normal" officeooo:rsid="01a50fe1" fo:background-color="#ffffff" loext:char-shading-value="0"/>
    </style:style>
    <style:style style:name="T48" style:family="text">
      <style:text-properties fo:color="#000000" style:font-name="Droid Sans Mono" fo:font-size="10.5pt" fo:font-weight="normal" officeooo:rsid="01b8f654" fo:background-color="#ffffff" loext:char-shading-value="0"/>
    </style:style>
    <style:style style:name="T49" style:family="text">
      <style:text-properties fo:color="#000000" style:font-name="Droid Sans Mono" fo:font-size="10.5pt" fo:font-weight="normal" officeooo:rsid="01bed92a" fo:background-color="#ffffff" loext:char-shading-value="0"/>
    </style:style>
    <style:style style:name="T50" style:family="text">
      <style:text-properties fo:color="#000000" style:font-name="Droid Sans Mono" fo:font-size="10.5pt" fo:font-weight="normal" officeooo:rsid="01c6a8d7" fo:background-color="#ffffff" loext:char-shading-value="0"/>
    </style:style>
    <style:style style:name="T51" style:family="text">
      <style:text-properties fo:color="#000000" style:font-name="Droid Sans Mono" fo:font-size="10.5pt" fo:font-weight="normal" officeooo:rsid="01cf3efb" fo:background-color="#ffffff" loext:char-shading-value="0"/>
    </style:style>
    <style:style style:name="T52" style:family="text">
      <style:text-properties fo:color="#000000" style:font-name="Droid Sans Mono" fo:font-size="10.5pt" fo:font-weight="normal" officeooo:rsid="01d8edd7" fo:background-color="#ffffff" loext:char-shading-value="0"/>
    </style:style>
    <style:style style:name="T53" style:family="text">
      <style:text-properties fo:color="#000000" style:font-name="Droid Sans Mono" fo:font-size="10.5pt" fo:font-weight="normal" officeooo:rsid="01dc7eb0" fo:background-color="#ffffff" loext:char-shading-value="0"/>
    </style:style>
    <style:style style:name="T54" style:family="text">
      <style:text-properties fo:color="#000000" style:font-name="Droid Sans Mono" fo:font-size="10.5pt" fo:font-weight="normal" officeooo:rsid="01df1788" fo:background-color="#ffffff" loext:char-shading-value="0"/>
    </style:style>
    <style:style style:name="T55" style:family="text">
      <style:text-properties fo:color="#000000" style:font-name="Droid Sans Mono" fo:font-size="10.5pt" fo:font-weight="normal" officeooo:rsid="01e312ed" fo:background-color="#ffffff" loext:char-shading-value="0"/>
    </style:style>
    <style:style style:name="T56" style:family="text">
      <style:text-properties fo:color="#000000" style:font-name="Droid Sans Mono" fo:font-size="10.5pt" fo:font-weight="normal" officeooo:rsid="01e9cc68" fo:background-color="#ffffff" loext:char-shading-value="0"/>
    </style:style>
    <style:style style:name="T57" style:family="text">
      <style:text-properties fo:color="#000000" style:font-name="Droid Sans Mono" fo:font-size="10.5pt" fo:font-weight="normal" officeooo:rsid="01eec6f9" fo:background-color="#ffffff" loext:char-shading-value="0"/>
    </style:style>
    <style:style style:name="T58" style:family="text">
      <style:text-properties fo:color="#000000" style:font-name="Droid Sans Mono" fo:font-size="10.5pt" fo:font-weight="normal" officeooo:rsid="01d566d8" fo:background-color="#ffffff" loext:char-shading-value="0"/>
    </style:style>
    <style:style style:name="T59" style:family="text">
      <style:text-properties fo:color="#000000" style:font-name="Droid Sans Mono" fo:font-size="10.5pt" fo:font-weight="normal" officeooo:rsid="01fa8690" fo:background-color="#ffffff" loext:char-shading-value="0"/>
    </style:style>
    <style:style style:name="T60" style:family="text">
      <style:text-properties fo:color="#000000" style:font-name="Droid Sans Mono" fo:font-size="10.5pt" fo:font-weight="normal" officeooo:rsid="025a9e2f" fo:background-color="#ffffff" loext:char-shading-value="0"/>
    </style:style>
    <style:style style:name="T61" style:family="text">
      <style:text-properties fo:color="#000000" style:font-name="Droid Sans Mono" fo:font-size="10.5pt" fo:font-weight="normal" officeooo:rsid="02684df7" fo:background-color="#ffffff" loext:char-shading-value="0"/>
    </style:style>
    <style:style style:name="T62" style:family="text">
      <style:text-properties fo:color="#000000" style:font-name="Droid Sans Mono" fo:font-size="10.5pt" fo:font-weight="normal" officeooo:rsid="026eaf8b" fo:background-color="#ffffff" loext:char-shading-value="0"/>
    </style:style>
    <style:style style:name="T63" style:family="text">
      <style:text-properties fo:color="#000000" style:font-name="Droid Sans Mono" fo:font-size="10.5pt" fo:font-weight="normal" officeooo:rsid="02717c2c" fo:background-color="#ffffff" loext:char-shading-value="0"/>
    </style:style>
    <style:style style:name="T64" style:family="text">
      <style:text-properties fo:color="#000000" style:font-name="Droid Sans Mono" fo:font-size="10.5pt" fo:font-weight="normal" officeooo:rsid="0274d551" fo:background-color="#ffffff" loext:char-shading-value="0"/>
    </style:style>
    <style:style style:name="T65" style:family="text">
      <style:text-properties fo:color="#000000" style:font-name="Droid Sans Mono" fo:font-size="10.5pt" fo:font-weight="normal" officeooo:rsid="02781c71" fo:background-color="#ffffff" loext:char-shading-value="0"/>
    </style:style>
    <style:style style:name="T66" style:family="text">
      <style:text-properties fo:color="#000000" style:font-name="Droid Sans Mono" fo:font-size="10.5pt" fo:font-weight="bold" officeooo:rsid="000dac2b" fo:background-color="#ffffff" loext:char-shading-value="0" style:font-weight-asian="bold" style:font-weight-complex="bold"/>
    </style:style>
    <style:style style:name="T67" style:family="text">
      <style:text-properties fo:color="#000000" officeooo:rsid="0274d551"/>
    </style:style>
    <style:style style:name="T68" style:family="text">
      <style:text-properties fo:color="#000000" officeooo:rsid="02f1dbc2"/>
    </style:style>
    <style:style style:name="T69" style:family="text">
      <style:text-properties fo:color="#000000" officeooo:rsid="03f8733d"/>
    </style:style>
    <style:style style:name="T70" style:family="text">
      <style:text-properties fo:color="#000000" officeooo:rsid="046215a2"/>
    </style:style>
    <style:style style:name="T71" style:family="text">
      <style:text-properties fo:color="#000000" officeooo:rsid="047aacb3"/>
    </style:style>
    <style:style style:name="T72" style:family="text">
      <style:text-properties fo:color="#000000" officeooo:rsid="0517539e"/>
    </style:style>
    <style:style style:name="T73" style:family="text">
      <style:text-properties fo:color="#000000" officeooo:rsid="05396a0e"/>
    </style:style>
    <style:style style:name="T74" style:family="text">
      <style:text-properties fo:color="#000000" officeooo:rsid="056a38b9"/>
    </style:style>
    <style:style style:name="T75" style:family="text">
      <style:text-properties fo:color="#000000" officeooo:rsid="056d4abe"/>
    </style:style>
    <style:style style:name="T76" style:family="text">
      <style:text-properties fo:color="#000000" officeooo:rsid="0572b1e2"/>
    </style:style>
    <style:style style:name="T77" style:family="text">
      <style:text-properties fo:color="#000000" officeooo:rsid="0584cab1"/>
    </style:style>
    <style:style style:name="T78" style:family="text">
      <style:text-properties fo:color="#000000" officeooo:rsid="058c9776"/>
    </style:style>
    <style:style style:name="T79" style:family="text">
      <style:text-properties fo:color="#000000" officeooo:rsid="05975deb"/>
    </style:style>
    <style:style style:name="T80" style:family="text">
      <style:text-properties fo:color="#000000" officeooo:rsid="05ac4cc6"/>
    </style:style>
    <style:style style:name="T81" style:family="text">
      <style:text-properties fo:color="#000000" officeooo:rsid="05c02b62"/>
    </style:style>
    <style:style style:name="T82" style:family="text">
      <style:text-properties fo:color="#000000" officeooo:rsid="05c2f670"/>
    </style:style>
    <style:style style:name="T83" style:family="text">
      <style:text-properties fo:color="#000000" officeooo:rsid="05c5e88c"/>
    </style:style>
    <style:style style:name="T84" style:family="text">
      <style:text-properties fo:color="#000000" officeooo:rsid="05ca951d"/>
    </style:style>
    <style:style style:name="T85" style:family="text">
      <style:text-properties fo:color="#000000" officeooo:rsid="05cd0877"/>
    </style:style>
    <style:style style:name="T86" style:family="text">
      <style:text-properties fo:color="#000000" officeooo:rsid="05ce2631"/>
    </style:style>
    <style:style style:name="T87" style:family="text">
      <style:text-properties fo:color="#000000" officeooo:rsid="05d10203"/>
    </style:style>
    <style:style style:name="T88" style:family="text">
      <style:text-properties fo:color="#000000" officeooo:rsid="05d3a719"/>
    </style:style>
    <style:style style:name="T89" style:family="text">
      <style:text-properties fo:color="#000000" officeooo:rsid="05daeb94"/>
    </style:style>
    <style:style style:name="T90" style:family="text">
      <style:text-properties fo:color="#000000" officeooo:rsid="05f23965"/>
    </style:style>
    <style:style style:name="T91" style:family="text">
      <style:text-properties fo:color="#000000" officeooo:rsid="05ffee25"/>
    </style:style>
    <style:style style:name="T92" style:family="text">
      <style:text-properties fo:color="#000000" officeooo:rsid="0606a72e"/>
    </style:style>
    <style:style style:name="T93" style:family="text">
      <style:text-properties fo:color="#000000" officeooo:rsid="061aeb87"/>
    </style:style>
    <style:style style:name="T94" style:family="text">
      <style:text-properties fo:color="#000000" officeooo:rsid="06340b24"/>
    </style:style>
    <style:style style:name="T95" style:family="text">
      <style:text-properties fo:color="#000000" officeooo:rsid="064431a1"/>
    </style:style>
    <style:style style:name="T96" style:family="text">
      <style:text-properties fo:color="#000000" officeooo:rsid="0646899d"/>
    </style:style>
    <style:style style:name="T97" style:family="text">
      <style:text-properties fo:color="#795e26"/>
    </style:style>
    <style:style style:name="T98" style:family="text">
      <style:text-properties fo:color="#795e26" officeooo:rsid="01fa8690"/>
    </style:style>
    <style:style style:name="T99" style:family="text">
      <style:text-properties fo:color="#795e26" officeooo:rsid="02014812"/>
    </style:style>
    <style:style style:name="T100" style:family="text">
      <style:text-properties fo:color="#795e26" officeooo:rsid="0205a265"/>
    </style:style>
    <style:style style:name="T101" style:family="text">
      <style:text-properties fo:color="#795e26" officeooo:rsid="0207eb18"/>
    </style:style>
    <style:style style:name="T102" style:family="text">
      <style:text-properties fo:color="#795e26" officeooo:rsid="020b2800"/>
    </style:style>
    <style:style style:name="T103" style:family="text">
      <style:text-properties fo:color="#795e26" officeooo:rsid="020e262e"/>
    </style:style>
    <style:style style:name="T104" style:family="text">
      <style:text-properties fo:color="#795e26" officeooo:rsid="02104c0a"/>
    </style:style>
    <style:style style:name="T105" style:family="text">
      <style:text-properties fo:color="#795e26" officeooo:rsid="0213c7a3"/>
    </style:style>
    <style:style style:name="T106" style:family="text">
      <style:text-properties fo:color="#795e26" officeooo:rsid="0216ffe6"/>
    </style:style>
    <style:style style:name="T107" style:family="text">
      <style:text-properties fo:color="#795e26" officeooo:rsid="021aa801"/>
    </style:style>
    <style:style style:name="T108" style:family="text">
      <style:text-properties fo:color="#795e26" officeooo:rsid="021cb43d"/>
    </style:style>
    <style:style style:name="T109" style:family="text">
      <style:text-properties fo:color="#795e26" officeooo:rsid="0220465f"/>
    </style:style>
    <style:style style:name="T110" style:family="text">
      <style:text-properties fo:color="#795e26" officeooo:rsid="0222f960"/>
    </style:style>
    <style:style style:name="T111" style:family="text">
      <style:text-properties fo:color="#795e26" officeooo:rsid="02250f9d"/>
    </style:style>
    <style:style style:name="T112" style:family="text">
      <style:text-properties fo:color="#795e26" officeooo:rsid="0228781c"/>
    </style:style>
    <style:style style:name="T113" style:family="text">
      <style:text-properties fo:color="#795e26" officeooo:rsid="022c7ca2"/>
    </style:style>
    <style:style style:name="T114" style:family="text">
      <style:text-properties fo:color="#795e26" officeooo:rsid="02300212"/>
    </style:style>
    <style:style style:name="T115" style:family="text">
      <style:text-properties fo:color="#795e26" officeooo:rsid="0232ff91"/>
    </style:style>
    <style:style style:name="T116" style:family="text">
      <style:text-properties fo:color="#795e26" officeooo:rsid="02354f4c"/>
    </style:style>
    <style:style style:name="T117" style:family="text">
      <style:text-properties fo:color="#795e26" officeooo:rsid="0238da26"/>
    </style:style>
    <style:style style:name="T118" style:family="text">
      <style:text-properties fo:color="#795e26" officeooo:rsid="023d4e60"/>
    </style:style>
    <style:style style:name="T119" style:family="text">
      <style:text-properties fo:color="#795e26" officeooo:rsid="02418c84"/>
    </style:style>
    <style:style style:name="T120" style:family="text">
      <style:text-properties fo:color="#795e26" officeooo:rsid="0242ff93"/>
    </style:style>
    <style:style style:name="T121" style:family="text">
      <style:text-properties fo:color="#795e26" style:font-name="Droid Sans Mono" fo:font-size="10.5pt" fo:font-weight="normal" fo:background-color="#ffffff" loext:char-shading-value="0"/>
    </style:style>
    <style:style style:name="T122" style:family="text">
      <style:text-properties fo:color="#795e26" style:font-name="Droid Sans Mono" fo:font-size="10.5pt" fo:font-weight="normal" officeooo:rsid="02501f78" fo:background-color="#ffffff" loext:char-shading-value="0"/>
    </style:style>
    <style:style style:name="T123" style:family="text">
      <style:text-properties fo:color="#795e26" style:font-name="Droid Sans Mono" fo:font-size="10.5pt" fo:font-weight="normal" officeooo:rsid="0252e488" fo:background-color="#ffffff" loext:char-shading-value="0"/>
    </style:style>
    <style:style style:name="T124" style:family="text">
      <style:text-properties fo:color="#795e26" style:font-name="Droid Sans Mono" fo:font-size="10.5pt" fo:font-weight="normal" officeooo:rsid="025690ce" fo:background-color="#ffffff" loext:char-shading-value="0"/>
    </style:style>
    <style:style style:name="T125" style:family="text">
      <style:text-properties fo:color="#795e26" style:font-name="Droid Sans Mono" fo:font-size="10.5pt" fo:font-weight="normal" officeooo:rsid="02781c71" fo:background-color="#ffffff" loext:char-shading-value="0"/>
    </style:style>
    <style:style style:name="T126" style:family="text">
      <style:text-properties fo:color="#795e26" style:font-name="Droid Sans Mono" fo:font-size="10.5pt" fo:font-weight="normal" officeooo:rsid="027b5dad" fo:background-color="#ffffff" loext:char-shading-value="0"/>
    </style:style>
    <style:style style:name="T127" style:family="text">
      <style:text-properties fo:color="#795e26" style:font-name="Droid Sans Mono" fo:font-size="10.5pt" fo:font-weight="normal" officeooo:rsid="02816aec" fo:background-color="#ffffff" loext:char-shading-value="0"/>
    </style:style>
    <style:style style:name="T128" style:family="text">
      <style:text-properties fo:color="#795e26" style:font-name="Droid Sans Mono" fo:font-size="10.5pt" fo:font-weight="normal" officeooo:rsid="0287cfa1" fo:background-color="#ffffff" loext:char-shading-value="0"/>
    </style:style>
    <style:style style:name="T129" style:family="text">
      <style:text-properties officeooo:rsid="0287cfa1"/>
    </style:style>
    <style:style style:name="T130" style:family="text">
      <style:text-properties officeooo:rsid="032cb783"/>
    </style:style>
    <style:style style:name="T131" style:family="text">
      <style:text-properties fo:color="#a31515" style:font-name="Droid Sans Mono" fo:font-size="10.5pt" fo:font-weight="normal" fo:background-color="#ffffff" loext:char-shading-value="0"/>
    </style:style>
    <style:style style:name="T132" style:family="text">
      <style:text-properties officeooo:rsid="0338bfa6"/>
    </style:style>
    <style:style style:name="T133" style:family="text">
      <style:text-properties fo:color="#333333" style:font-name="Droid Sans Mono" fo:font-size="10.5pt" fo:font-weight="normal" fo:background-color="#ffffff" loext:char-shading-value="0"/>
    </style:style>
    <style:style style:name="T134" style:family="text">
      <style:text-properties fo:color="#333333" style:font-name="Droid Sans Mono" fo:font-size="10.5pt" fo:font-weight="normal" officeooo:rsid="0355b42c" fo:background-color="#ffffff" loext:char-shading-value="0"/>
    </style:style>
    <style:style style:name="T135" style:family="text">
      <style:text-properties officeooo:rsid="0392e96b"/>
    </style:style>
    <style:style style:name="T136" style:family="text">
      <style:text-properties officeooo:rsid="03b4c7e4"/>
    </style:style>
    <style:style style:name="T137" style:family="text">
      <style:text-properties officeooo:rsid="03f8733d"/>
    </style:style>
    <style:style style:name="T138" style:family="text">
      <style:text-properties officeooo:rsid="05396a0e"/>
    </style:style>
    <style:style style:name="T139" style:family="text">
      <style:text-properties officeooo:rsid="0606a7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s of the project :</text:p>
      <text:list xml:id="list454670012" text:style-name="L1">
        <text:list-item>
          <text:p text:style-name="P67">api</text:p>
        </text:list-item>
        <text:list-item>
          <text:p text:style-name="P67">appauth</text:p>
        </text:list-item>
        <text:list-item>
          <text:p text:style-name="P67">booking</text:p>
        </text:list-item>
        <text:list-item>
          <text:p text:style-name="P67">commons</text:p>
        </text:list-item>
        <text:list-item>
          <text:p text:style-name="P67">core</text:p>
        </text:list-item>
        <text:list-item>
          <text:p text:style-name="P67">customer</text:p>
        </text:list-item>
        <text:list-item>
          <text:p text:style-name="P67">dashboard</text:p>
        </text:list-item>
        <text:list-item>
          <text:p text:style-name="P67">hill</text:p>
        </text:list-item>
        <text:list-item>
          <text:p text:style-name="P67">main</text:p>
        </text:list-item>
        <text:list-item>
          <text:p text:style-name="P67">orders</text:p>
        </text:list-item>
        <text:list-item>
          <text:p text:style-name="P67">restaurant</text:p>
        </text:list-item>
        <text:list-item>
          <text:p text:style-name="P67">sample</text:p>
        </text:list-item>
        <text:list-item>
          <text:p text:style-name="P67">scripts</text:p>
        </text:list-item>
        <text:list-item>
          <text:p text:style-name="P67">subscriptions</text:p>
        </text:list-item>
        <text:list-item>
          <text:p text:style-name="P67">templates</text:p>
        </text:list-item>
        <text:list-item>
          <text:p text:style-name="P67">ticket</text:p>
        </text:list-item>
        <text:list-item>
          <text:p text:style-name="P67">users</text:p>
        </text:list-item>
        <text:list-item>
          <text:p text:style-name="P67">utils</text:p>
        </text:list-item>
        <text:list-item>
          <text:p text:style-name="P67">webchat</text:p>
        </text:list-item>
        <text:list-item>
          <text:p text:style-name="P67">website</text:p>
        </text:list-item>
        <text:list-item>
          <text:p text:style-name="P67">config.</text:p>
        </text:list-item>
      </text:list>
      <text:p text:style-name="P1"/>
      <text:p text:style-name="P1"/>
      <text:p text:style-name="P2">1.api</text:p>
      <text:p text:style-name="P3"><text:span text:style-name="T1"><text:s text:c="6"/>booking: </text:span><text:span text:style-name="T4">SendBookingTemplateApiView,ChangeBookingStatusApiView,AppointmentSettingsApi,</text:span></text:p>
      <text:p text:style-name="P3"><text:span text:style-name="T1"><text:s text:c="6"/>chatbot: </text:span><text:span text:style-name="T4">SetChatbotRedis, ConnectInstagram,</text:span></text:p>
      <text:p text:style-name="P20"><text:span text:style-name="T2"><text:s text:c="6"/>customer: </text:span><text:span text:style-name="T4">UserLoginApiView, UserRegisterApiView, UserLogoutApiView,AgentStatusApiView,TestApiView</text:span><text:span text:style-name="T26">,SendMessageApiView,StartStopConversationAutoAssignmentAPIView,</text:span><text:span text:style-name="T4">NewOrderAPIView</text:span><text:span text:style-name="T26">,UnassignConversation,AssignConversationToMe,AssignConversationToOtherAgent,NotificationSettingsApiView</text:span></text:p>
      <text:p text:style-name="P20"><text:span text:style-name="T2"><text:s text:c="6"/>label: </text:span><text:span text:style-name="T4">LabelAPIView, </text:span></text:p>
      <text:p text:style-name="P20"><text:span text:style-name="T2"><text:s text:c="6"/>ticket: </text:span><text:span text:style-name="T4">AddTicketAPI</text:span></text:p>
      <text:p text:style-name="P20"><text:span text:style-name="T2"><text:s text:c="6"/>users:</text:span><text:span text:style-name="T4">ChatUserListPagination, ChatbotUsersAPIListView, ChatbotUsersUpdateAPIView,</text:span></text:p>
      <text:p text:style-name="P48"/>
      <text:p text:style-name="P48"/>
      <text:p text:style-name="P21"><text:span text:style-name="T4">2.</text:span><text:span text:style-name="T66">appauth</text:span><text:span text:style-name="T5">: </text:span></text:p>
      <text:p text:style-name="P21"><text:span text:style-name="T5"><text:s text:c="4"/></text:span><text:span text:style-name="T7">backends:</text:span><text:span text:style-name="T5"> </text:span><text:span text:style-name="T6">authenticateUser</text:span></text:p>
      <text:p text:style-name="P22"><text:span text:style-name="T6"><text:s text:c="3"/></text:span><text:span text:style-name="T8">Permission, LoginRequired,Login,</text:span><text:span text:style-name="T9">Logout,LogoutAlternateAccount, </text:span><text:span text:style-name="T10">ResetPasswordRequestView,</text:span><text:span text:style-name="T11">PasswordResetConfirmView,CheckOneDeviceLoginApiView,</text:span><text:span text:style-name="T12">UseHereApiView</text:span></text:p>
      <text:p text:style-name="P49"/>
      <text:p text:style-name="P24"><text:span text:style-name="T12">3.</text:span><text:span text:style-name="T27">booking:</text:span></text:p>
      <text:p text:style-name="P6"/>
      <text:p text:style-name="P23"><text:span text:style-name="T4"><text:s text:c="4"/></text:span><text:span text:style-name="T13">BookingList,</text:span><text:span text:style-name="T14">AddBooking,</text:span><text:span text:style-name="T15">AddMultipleBooking,</text:span><text:span text:style-name="T16">SendBookingMessage,ChangeBookingState,</text:span></text:p>
      <text:p text:style-name="P25"><text:span text:style-name="T16">A</text:span><text:span text:style-name="T4">ppointmentSettings</text:span></text:p>
      <text:p text:style-name="P50"><text:s text:c="5"/></text:p>
      <text:p text:style-name="P50"/>
      <text:p text:style-name="P26"><text:span text:style-name="T5">4.</text:span><text:span text:style-name="T26">commons:</text:span></text:p>
      <text:p text:style-name="P27"><text:span text:style-name="T26">is_hil_supervisor,is_human_agent,</text:span><text:span text:style-name="T28">get_hil_role,get_role,</text:span><text:span text:style-name="T29">BreadCrumbs</text:span></text:p>
      <text:p text:style-name="P28"><text:span text:style-name="T26">5.</text:span><text:span text:style-name="T29">c</text:span><text:span text:style-name="T26">ore:</text:span></text:p>
      <text:p text:style-name="P28"><text:span text:style-name="T26">management_commands:armada_areas, </text:span><text:span text:style-name="T30">copy items from one restaurant to another,</text:span><text:span text:style-name="T31">copy preorder timings, </text:span><text:span text:style-name="T32">Remove duplicate addresses.</text:span></text:p>
      <text:p text:style-name="P29"><text:soft-page-break/><text:span text:style-name="T32">M</text:span><text:span text:style-name="T26">iddleware: SqlPrintMiddleware, </text:span><text:span text:style-name="T33">SubdomainMiddleware</text:span></text:p>
      <text:p text:style-name="P30"><text:span text:style-name="T33">t</text:span><text:span text:style-name="T26">emplatetags</text:span></text:p>
      <text:p text:style-name="P7">conversationPricing</text:p>
      <text:p text:style-name="P8">DynamoDb</text:p>
      <text:p text:style-name="P9">instagram</text:p>
      <text:p text:style-name="P10">Tap</text:p>
      <text:p text:style-name="P31"><text:span text:style-name="T26">utils:get_current_time_and_day,utc_to_local,aslocaltimestr, </text:span><text:span text:style-name="T34">set_to_utc,user_in_mobile_device,user_in_kait,ios_app,get_chatbot_url,get_query_count,</text:span><text:span text:style-name="T35">time_difference_in_seconds,get_customer_ip,numbers_to_words,</text:span><text:span text:style-name="T36">format_template_description</text:span></text:p>
      <text:p text:style-name="P11"/>
      <text:p text:style-name="P32"><text:span text:style-name="T36">v</text:span><text:span text:style-name="T26">iewmixins:RestaurantMixin,CustomerMixin</text:span></text:p>
      <text:p text:style-name="P12"/>
      <text:p text:style-name="P11"/>
      <text:p text:style-name="P33"><text:span text:style-name="T31">6.</text:span><text:span text:style-name="T26">Customer:</text:span></text:p>
      <text:p text:style-name="P13">context_processors: logged_in_users, extra_dashboard_info</text:p>
      <text:p text:style-name="P14">tasks: send_signup_main</text:p>
      <text:p text:style-name="P34"><text:span text:style-name="T26">RegisterView, CustomerListView, CustomerCreateView,CustomerUpdateView,</text:span><text:span text:style-name="T37">ProfileUpdateView</text:span></text:p>
      <text:p text:style-name="P15"/>
      <text:p text:style-name="P35"><text:span text:style-name="T37">7.</text:span><text:span text:style-name="T26">Dashboard:</text:span></text:p>
      <text:p text:style-name="P36"><text:span text:style-name="T26">Reports: </text:span><text:span text:style-name="T38">get_template_list, get_total_sent_template, </text:span><text:span text:style-name="T39">get_abandoned_conversations_no_agents, </text:span><text:span text:style-name="T40">get_abandoned_flow_conversations, </text:span><text:span text:style-name="T41">get_expired_chats,populte_transfer_in_and_out, </text:span><text:span text:style-name="T42">get_transferred_chats, </text:span><text:span text:style-name="T43">get_agent_statistics,get_messages_statistics, </text:span><text:span text:style-name="T44">get_conversations,get_total_assigned_conversations_count, </text:span><text:span text:style-name="T45">get_chatbot_accuracy,</text:span><text:span text:style-name="T46">get_sample_statistics, </text:span><text:span text:style-name="T47">get_button_statistics.</text:span></text:p>
      <text:p text:style-name="P16"/>
      <text:p text:style-name="P38"><text:span text:style-name="T49">View:</text:span><text:span text:style-name="T47">D</text:span><text:span text:style-name="T26">ashboardStatisticsView,</text:span><text:span text:style-name="T48">TemplateStatisticsView,</text:span></text:p>
      <text:p text:style-name="P16"/>
      <text:p text:style-name="P37"><text:span text:style-name="T47">8.</text:span><text:span text:style-name="T50">hil:</text:span></text:p>
      <text:p text:style-name="P39"><text:span text:style-name="T50">H</text:span><text:span text:style-name="T26">andler: get_agent,process_bot_request, </text:span><text:span text:style-name="T51">process_bot_response, process_dm_context</text:span></text:p>
      <text:p text:style-name="P40"><text:span text:style-name="T51">G</text:span><text:span text:style-name="T26">etAgentConversationCount: send_channel_message</text:span></text:p>
      <text:p text:style-name="P42"><text:span text:style-name="T58">MessageStatusUpdateView,ReceiveNewMessage,</text:span><text:span text:style-name="T52">ReceiveNewImageMessage, </text:span><text:span text:style-name="T53">ReceiveNewBase64ImageMessage, </text:span><text:span text:style-name="T54">ReceiveNewWhatsappMessage,</text:span><text:span text:style-name="T55">GetAgents, </text:span><text:span text:style-name="T56">SwitchAgentAssignmentStatusApi,</text:span><text:span text:style-name="T57">AssignNewAgent(Used when bot or an agent wants to assign a conversation to a agent), handle_assignment_or_unassignment_of_conversation,</text:span></text:p>
      <text:p text:style-name="P17">assgin_new_conversation_to_agent</text:p>
      <text:p text:style-name="P17"/>
      <text:p text:style-name="P43"><text:span text:style-name="T57">H</text:span><text:span text:style-name="T26">elper: get_conversation_id,find_restaurant_by_platfrom,</text:span><text:span text:style-name="T59">check_is_agent_assigned</text:span></text:p>
      <text:p text:style-name="P18"/>
      <text:p text:style-name="P18">Difference between 1.handle_assignment_or_unassignment_of_conversation and 2.assign_or_unassign_conversation:</text:p>
      <text:p text:style-name="P41">1. if is_agent_assigned is given, then it takes another active agent with the least conversation, and assigns(updates) the target conversation to him.</text:p>
      <text:p text:style-name="P41">1. if is_agent_assigned is not given, then it takes another active agent with the least conversation, creates or assigns the conversation to him.</text:p>
      <text:p text:style-name="P19"/>
      <text:p text:style-name="P41">2. if is_agent_assigned is given, it will simply create or assign the conversation with the logged in agent.</text:p>
      <text:p text:style-name="P41">2. if is_agent_assigned is not given, it checks whether the conversation has the logged in user as an agent, if yes, deletes it. This is probably for bot handover..</text:p>
      <text:p text:style-name="P4"/>
      <text:p text:style-name="P18">"Used when the agent want to handover the conversation to the bot"""</text:p>
      <text:p text:style-name="P5"><text:span text:style-name="T98">assign_or_unassign_conversation, </text:span><text:span text:style-name="T99">get_user_conversations, </text:span><text:span text:style-name="T100">get_saved_addresses, <text:s/></text:span><text:span text:style-name="T101">get_story_url, </text:span><text:span text:style-name="T102">get_recent_active_conversations, </text:span><text:span text:style-name="T103">get_more_conversations, </text:span><text:span text:style-name="T104">search_conversations, </text:span><text:span text:style-name="T105">get_active_branches, send_data_to_chatbots, </text:span><text:span text:style-name="T106">exchange_dm_context.</text:span></text:p>
      <text:p text:style-name="P5"><text:soft-page-break/><text:span text:style-name="T107">Addcategory, editCategory, RemoveCategory, </text:span><text:span text:style-name="T108">AddQuickReply,UpdateQuickReply, </text:span><text:span text:style-name="T109">SendUpdateMessageToAgents ,</text:span><text:span text:style-name="T110">SendWelcomeMessageToUser, </text:span><text:span text:style-name="T111">SendWelcomeMessageWithExcel, <text:s/></text:span><text:span text:style-name="T112">SearchChatbotUserNumber, </text:span><text:span text:style-name="T113">AppQuickReplyAddEdit, <text:s/></text:span><text:span text:style-name="T114">App</text:span><text:span text:style-name="T115">M</text:span><text:span text:style-name="T114">anageCategories, </text:span><text:span text:style-name="T116">SendUpdateMessageToAgents, </text:span><text:span text:style-name="T117">UploadQuickReplyImage, </text:span><text:span text:style-name="T118">GetQuickReply, GetQuickReplyCategory, </text:span><text:span text:style-name="T119">ClearUnreadCounter,</text:span><text:span text:style-name="T120">UpdateConversationStatus</text:span></text:p>
      <text:p text:style-name="P55"><text:s/></text:p>
      <text:p text:style-name="P56">Constants:ConversationStatus, StatusBasedClass</text:p>
      <text:p text:style-name="P44"><text:span text:style-name="T121">Consumers: Channels, </text:span><text:span text:style-name="T122">RestaurantChatConsumer,</text:span><text:span text:style-name="T123">AgentChatConsumer, </text:span><text:span text:style-name="T124">WhatsappChatConsumer,</text:span><text:span text:style-name="T59"> </text:span><text:span text:style-name="T60">RedisChannel :online_agents, set_pattern </text:span></text:p>
      <text:p text:style-name="P45"><text:span text:style-name="T60">t</text:span><text:span text:style-name="T26">asks: <text:s/>clean_agent_assignment_table , </text:span><text:span text:style-name="T61">reassign_two_hours_conversation_to_bot,</text:span><text:span text:style-name="T62">ask_booking_confirmation, subscription_ten_days_reminder, </text:span><text:span text:style-name="T63">trial_expiring_soon , subscription_five_days_reminder,</text:span></text:p>
      <text:p text:style-name="P46"><text:span text:style-name="T63">subscription_final_reminder, <text:s/></text:span><text:span text:style-name="T64">subscription_expired_notice, trail_expired_notice_for_not_subscribed, </text:span><text:span text:style-name="T65">check_whatsapp_template_status_every_ten_minutes, </text:span><text:span text:style-name="T125">send_notification_to_ios_devices,</text:span><text:span text:style-name="T126">check_tap_order_status, </text:span><text:span text:style-name="T127">send_new_template_mail.</text:span></text:p>
      <text:p text:style-name="P57"/>
      <text:p text:style-name="P47"><text:span text:style-name="T127">V</text:span><text:span text:style-name="T128">iew:</text:span><text:span text:style-name="T121">NewHumanDashboardView</text:span><text:span text:style-name="T128">,HumanDashboardView,WhatsappHumanDashboardView,</text:span></text:p>
      <text:p text:style-name="P58"><text:span text:style-name="T129">ManageAgentsView, </text:span><text:span text:style-name="T3">ChangePreferredLangView,ChangeAgentRoleView,ChangeActiveStatusView, ChangeAgentDepartmentView, AgentSignUpView, StartStopConversationAutoAssignment,</text:span></text:p>
      <text:p text:style-name="P51">SwitchAssignmentStatus, </text:p>
      <text:p text:style-name="P52">ManageAgentLoggingOut: <text:span text:style-name="T97">find_restaurant_by_platform,</text:span></text:p>
      <text:p text:style-name="P68">handle_assigned_conversations_for_logging_out_user, stop_auto_assign</text:p>
      <text:p text:style-name="P68">ManageQuickReplies, RemoveQuickReplyView, RemoveQuickReplyCategoryView, ManageWhatsAppTemplateView, WhatsAppTemplateUpdateView, WhatsAppFlowBotResponse, WhatsAppTemplateDeleteView, GetSelectedLanguage,</text:p>
      <text:p text:style-name="P68">CheckWhatsAppTemplateStatus, AgentReportView, LiveChatGuide</text:p>
      <text:p text:style-name="P68"/>
      <text:p text:style-name="P68"/>
      <text:p text:style-name="P53"><text:span text:style-name="T68">9.ma</text:span><text:span text:style-name="T67">in:</text:span></text:p>
      <text:p text:style-name="P54"><text:span text:style-name="T67">s</text:span><text:span text:style-name="T25">ettings:base, dev, local, prod , settings </text:span></text:p>
      <text:p text:style-name="P69">celery :get_celery_worker_status </text:p>
      <text:p text:style-name="P70">logger</text:p>
      <text:p text:style-name="P71">routing</text:p>
      <text:p text:style-name="P72">wsgi</text:p>
      <text:p text:style-name="P73"><text:s text:c="6"/></text:p>
      <text:p text:style-name="P20"/>
      <text:p text:style-name="P59">10.orders:</text:p>
      <text:p text:style-name="P61"><text:span text:style-name="T130">management_commands:</text:span><text:span text:style-name="T131">import addon choice cost in the order addon table</text:span></text:p>
      <text:p text:style-name="P62">templatetags: auth_extras </text:p>
      <text:p text:style-name="P63"><text:span text:style-name="T132">api_view: </text:span><text:span text:style-name="T4">OrdersListCreate, </text:span><text:span text:style-name="T17">OrderDetails, SwiftWebhookApiView, </text:span><text:span text:style-name="T18">SwiftNewOrderApiView, </text:span><text:span text:style-name="T19">SwiftOrderUpdateApiView, ArmadaOrderUpdateApiView</text:span></text:p>
      <text:p text:style-name="P64"><text:span text:style-name="T19">a</text:span><text:span text:style-name="T4">rmada:</text:span></text:p>
      <text:p text:style-name="P74">Constants: DeliveryStatus, OrderStatuses</text:p>
      <text:p text:style-name="P65"><text:span text:style-name="T4">GetSwift: </text:span><text:span text:style-name="T20">build_payload, </text:span><text:span text:style-name="T21">send_order, update_delivery_information </text:span></text:p>
      <text:p text:style-name="P66"><text:span text:style-name="T23"><text:s/></text:span><text:span text:style-name="T134">v</text:span><text:span text:style-name="T133">iews</text:span><text:span text:style-name="T4">:GetItemofAnOrder: get_ordered_items_and_its_details, </text:span></text:p>
      <text:p text:style-name="P75">UpdateOrderStatus: update_order ,intimate_status_change_to_user</text:p>
      <text:p text:style-name="P75">RejectedOrdersList, ChangeOrderStatusView</text:p>
      <text:p text:style-name="P75"/>
      <text:p text:style-name="P60"><text:span text:style-name="T22">1</text:span><text:span text:style-name="T24">1.restaurant:</text:span></text:p>
      <text:p text:style-name="P76">menu_uploads: <text:span text:style-name="T135">addon_choices_csv, addons_csv, categories,items_csv,menu,menu_test.</text:span></text:p>
      <text:p text:style-name="P77">Templatetags: auth_extras</text:p>
      <text:p text:style-name="P78">tasks:send_platinum_subscription_mail, send_trial_mail.</text:p>
      <text:p text:style-name="P79">Tester:get_access_token</text:p>
      <text:p text:style-name="P80"><text:span text:style-name="T136">views: ViewPaginatorMixin, RestaurantListView, <text:s/>RestaurantCreateView, RestaurantUpdateView, StaffRestaurantUpdateView, ChatBotSettings, ChangeChatBotStatusview, ChangeLiveChatStatusView, </text:span><text:soft-page-break/><text:span text:style-name="T136">ChangeWelcomeMessageStatusView, GenericRestaurantUpdateView, OnboardRestaurantUpdateView, RestaurantReportsView, </text:span>RestaurantMessageCounterStatsView<text:span text:style-name="T25">, BranchListView, BranchCreateView, BranchDetailView, StaffBranchDetailView, </text:span>StaffBranchUpdateView, <text:span text:style-name="T25">BranchUpdateView, BranchDeleteView</text:span></text:p>
      <text:p text:style-name="P80"><text:span text:style-name="T25">CategoryCreateView, CategoryUpdateView</text:span><text:span text:style-name="T69">, CategoryDeleteView</text:span></text:p>
      <text:p text:style-name="P80"><text:span text:style-name="T69">ItemListView, ItemCreateView, ItemUpdateView, ItemDeleteView, RemoveItemView, AddItemView, ManageMenuView, AddStaffView, BranchAgentListView, AddAgentView, BranchAgentUpdateView, RemoveStaffView, StaffUpdateView, StaffListView, OrdersList,</text:span></text:p>
      <text:p text:style-name="P80"><text:span text:style-name="T69">OrdersListNew, CustomOrdersList, AllOrders, RestaurantOrdersList, AddonsListView, AddonCreateView, AddonUpdateView, AddonDeleteView, AddonChoiceCreateView, AddonChoiceUpdateView, AddonChoiceSwitchActiveView, AddonChoiceDeleteView, ItemAddonMappingView, StartStopAcceptingOrder, </text:span><text:span text:style-name="T137">CouponsView, </text:span>SocialMediaIntegrationView: <text:span text:style-name="T97">get_twitter_oauth_url, get_facebook_oauth_url</text:span></text:p>
      <text:p text:style-name="P81"><text:span text:style-name="T97">TwitterDetails : get_twitter_oauth_url, get_facebook_oauth_url</text:span></text:p>
      <text:p text:style-name="P80"><text:span text:style-name="T97"/></text:p>
      <text:p text:style-name="P82"><text:span text:style-name="T25"><text:s/>TestSwift:</text:span></text:p>
      <text:p text:style-name="P82"><text:span text:style-name="T25">WhatsappWebhookCallback,</text:span></text:p>
      <text:p text:style-name="P82"><text:span text:style-name="T25">TwitterOAuthView: twitter_events_subscription, get_access_tokens, </text:span><text:span text:style-name="T70">r</text:span><text:span text:style-name="T25">emove_welcome_message, set_welcome_message, update_twitter_access_details, twitter_subscription_details, </text:span><text:span text:style-name="T71">get_restaurant, get</text:span></text:p>
      <text:p text:style-name="P82"><text:span text:style-name="T71">FacebookOAuthView: get_facebook_auth_token, get_facebook_page_details</text:span></text:p>
      <text:p text:style-name="P82"><text:span text:style-name="T71">ChatConversationsRestaurantView, ChatConversations, UploadResourceView, UploadOptionsView, TapAccountView, PlaceSubscriptionOrder, PlaceAddAgentsOrder, PlaceTemplatesOrder, PlaceWalletTopupOrder, PlaceRenewalOrder, CreateTrialSubscription,</text:span></text:p>
      <text:p text:style-name="P82"><text:span text:style-name="T71">PlaceTopUpOrder, SubscriptionBilling, PlansView, SubscriptionsView, WalletView, ConversationLogView, AddMoreAgentsView, PlatinumSubscriptionRequest, WhatsappUsersAndMessagesView, TopupView, TemplateTopupView, PlaceTemplateOrder, WhatsappAPIKeyActivation, BrandTrailAndSubscription, ChannelActivationView, UpdateWhatsappApiKey, WhatsappAgreement, InstagramActivation, InstagramDetails, InstagramAbout, MessengerActivation, MessengerDetails, MessengerAbout</text:span></text:p>
      <text:p text:style-name="P82"><text:span text:style-name="T71">GoogleMessagesActivation, GoogleMessagesDetails, GoogleMessagesAbout, WhatsappAbout, TwitterAbout</text:span></text:p>
      <text:p text:style-name="P82"><text:span text:style-name="T71">ClientDetailsListView,ConversationStatisticsView, CheckWhatsAppStatus, GetUnSuccessFulPaymentDetails, ChangeRestaurant</text:span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3"><text:span text:style-name="T71">1</text:span><text:span text:style-name="T25">2.Sample:</text:span></text:p>
      <text:p text:style-name="P84"><text:span text:style-name="T72">api: </text:span><text:span text:style-name="T25">AddSample</text:span><text:span text:style-name="T72">, AddCategory, UnRecognizedSampleAddResponse, LinkUnRecognizedSample, GetChildSample, GetUnrecognizedSampleQuestion, UploadS3Media, GetFlowBotInformationView, UpdateFlowBotInformation, </text:span></text:p>
      <text:p text:style-name="P82"><text:span text:style-name="T71"/></text:p>
      <text:p text:style-name="P85"><text:span text:style-name="T71">t</text:span><text:span text:style-name="T25">asks: run_sample_training</text:span></text:p>
      <text:p text:style-name="P85"><text:span text:style-name="T25"/></text:p>
      <text:p text:style-name="P86"><text:span text:style-name="T73">views: CurrentSamplesView, </text:span><text:span text:style-name="T25">NewSamplesView</text:span><text:span text:style-name="T73">, UnrecognizedSamplesView, FlowBotListView, NewFlowBotView, FlowBotView, SaveFlowBot, FlowBotDesignView, DeleteFlowBot, ChannelBasedFlowBot, StartCopyFlowBot, RemoveSampleView, RemoveChildSampleView, </text:span><text:span text:style-name="T138">StartTrainingView</text:span><text:span text:style-name="T73">, StartTrainingByCategoryView.</text:span></text:p>
      <text:p text:style-name="P86"><text:span text:style-name="T73"/></text:p>
      <text:p text:style-name="P87"><text:span text:style-name="T77">13.</text:span><text:span text:style-name="T73">S</text:span><text:span text:style-name="T25">cripts: </text:span><text:span text:style-name="T74">add_serving_areas, </text:span><text:span text:style-name="T75">create_image_variations, </text:span><text:span text:style-name="T76">database_connector.</text:span></text:p>
      <text:p text:style-name="P87"><text:span text:style-name="T76"/></text:p>
      <text:p text:style-name="P87"><text:span text:style-name="T76"/></text:p>
      <text:p text:style-name="P82"><text:span text:style-name="T71"/></text:p>
      <text:p text:style-name="P88"><text:span text:style-name="T71">1</text:span><text:span text:style-name="T25">4.subscription: </text:span><text:span text:style-name="T78">models.py</text:span></text:p>
      <text:p text:style-name="P88"><text:span text:style-name="T78"/></text:p>
      <text:p text:style-name="P89"><text:span text:style-name="T78">1</text:span><text:span text:style-name="T25">5. </text:span><text:span text:style-name="T79">ticket:</text:span></text:p>
      <text:p text:style-name="P91"><text:soft-page-break/><text:span text:style-name="T79">a</text:span><text:span text:style-name="T80">pi: </text:span><text:span text:style-name="T25">AddDepartment</text:span><text:span text:style-name="T80">, UpdateDepartment, AddTicketStatus, UpdateTicketStatus, UploadTicketAttachmentImage.</text:span></text:p>
      <text:p text:style-name="P91"><text:span text:style-name="T80"/></text:p>
      <text:p text:style-name="P92"><text:span text:style-name="T80">V</text:span><text:span text:style-name="T25">iew: TicketList, </text:span><text:span text:style-name="T81">AddTicket, ChangeTicketStatus, </text:span><text:span text:style-name="T82">UpdateTicket, </text:span><text:span text:style-name="T83">ChangeState, ChangeDepartment, </text:span><text:span text:style-name="T84">UpdateNote, </text:span><text:span text:style-name="T85">AddNote, TicketSettingsView, </text:span><text:span text:style-name="T86">RemoveDepartmentView, </text:span><text:span text:style-name="T87">RemoveTicketStatusView, KaitSupportListView, </text:span><text:span text:style-name="T88">CreateKaitSupport.</text:span></text:p>
      <text:p text:style-name="P92"><text:span text:style-name="T88"/></text:p>
      <text:p text:style-name="P90"><text:span text:style-name="T79">1</text:span><text:span text:style-name="T25">6. users:</text:span></text:p>
      <text:p text:style-name="P90"><text:span text:style-name="T25"/></text:p>
      <text:p text:style-name="P94"><text:span text:style-name="T89">views: </text:span><text:span text:style-name="T25">get_aware_datetime</text:span><text:span text:style-name="T89">, ChatbotUsersListView, ChatbotUsersExcelUpload, ChatbotUsersCreteAPIView, ChatbotUserUpdateAPIView, ChatbotUsersUpdateView, ChatbotUserDetailView, ChatbotUserSegment.</text:span></text:p>
      <text:p text:style-name="P93"><text:span text:style-name="T25"/></text:p>
      <text:p text:style-name="P90"><text:span text:style-name="T25">17. utils: </text:span><text:span text:style-name="T90">generalUtils, pagination, response_handler, whatsapp_demo_data, whatsapp_demo</text:span></text:p>
      <text:p text:style-name="P90"><text:span text:style-name="T90"/></text:p>
      <text:p text:style-name="P90"><text:span text:style-name="T25">18. webchat:</text:span></text:p>
      <text:p text:style-name="P95"><text:span text:style-name="T91">api: </text:span><text:span text:style-name="T25">WebchatInitApiView</text:span><text:span text:style-name="T91">, MenuApiView, </text:span><text:span text:style-name="T92">BranchMenuApiView, </text:span><text:span text:style-name="T139">BranchOrderNowCheckApiView</text:span><text:span text:style-name="T92">, BranchGetSlotsApiView, ServingAreaMenuApiView, MesssageApiView, DeleteAddress, NewMesssageApiView, ConfirmOrde</text:span><text:span text:style-name="T93">r, OrderSummary, PlaceOrder, DiscountCodeCheck, WhatsappOptInCheck, GetAddressFromPhone.</text:span></text:p>
      <text:p text:style-name="P95"><text:span text:style-name="T93"/></text:p>
      <text:p text:style-name="P96"><text:span text:style-name="T93">C</text:span><text:span text:style-name="T25">onsumers:Channel</text:span></text:p>
      <text:p text:style-name="P97"><text:span text:style-name="T25">discount_code:</text:span></text:p>
      <text:p text:style-name="P98"><text:span text:style-name="T25">dm:</text:span></text:p>
      <text:p text:style-name="P99"><text:span text:style-name="T25">view: ChatView,WebChatSwitchLanguageView, SSLVerificationView, ChatOrderView, ChatFeedbackView, FullMenuView, </text:span><text:span text:style-name="T94">TapPaymentView, TapPaymentReceiptView.</text:span></text:p>
      <text:p text:style-name="P100"><text:span text:style-name="T94">w</text:span><text:span text:style-name="T25">ebchat_payment: WebChatPayment:</text:span></text:p>
      <text:p text:style-name="P96"><text:span text:style-name="T25"/></text:p>
      <text:p text:style-name="P95"><text:span text:style-name="T92"/></text:p>
      <text:p text:style-name="P90"><text:span text:style-name="T25">19. website:</text:span></text:p>
      <text:p text:style-name="P101"><text:span text:style-name="T95">tasks: </text:span><text:span text:style-name="T25">send_kait_email_and_ticket</text:span></text:p>
      <text:p text:style-name="P102"><text:span text:style-name="T96">view: </text:span><text:span text:style-name="T25">RobotsView</text:span><text:span text:style-name="T96">, UnderMaintenanceView, ChangeLang, HomeView, GetKaitView, ContactView, PrivacyPolicyView, TermsOfService.</text:span></text:p>
      <text:p text:style-name="P102"><text:span text:style-name="T96"/></text:p>
      <text:p text:style-name="P102"><text:span text:style-name="T96"/></text:p>
      <text:p text:style-name="P90"><text:span text:style-name="T25">20. config:</text:span></text:p>
      <text:p text:style-name="P90"><text:span text:style-name="T25">21. manage.py:</text:span></text:p>
      <text:p text:style-name="P90"><text:span text:style-name="T25"/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2"><text:span text:style-name="T71"/></text:p>
      <text:p text:style-name="P82"><text:span text:style-name="T25"/></text:p>
      <text:p text:style-name="P82"><text:span text:style-name="T25"/></text:p>
      <text:p text:style-name="P82"><text:span text:style-name="T25"/></text:p>
      <text:p text:style-name="P82"><text:span text:style-name="T2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16:56:29.899020326</meta:creation-date>
    <meta:generator>LibreOffice/6.0.7.3$Linux_X86_64 LibreOffice_project/00m0$Build-3</meta:generator>
    <dc:date>2022-07-04T13:37:12.658084476</dc:date>
    <meta:editing-duration>PT3H23M57S</meta:editing-duration>
    <meta:editing-cycles>430</meta:editing-cycles>
    <meta:document-statistic meta:table-count="0" meta:image-count="0" meta:object-count="0" meta:page-count="5" meta:paragraph-count="141" meta:word-count="626" meta:character-count="10576" meta:non-whitespace-character-count="10030"/>
  </office:meta>
</office:document-meta>
</file>